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249cm" svg:height="0.249cm" svg:x="1.751cm" svg:y="0.5cm">
          <text:p text:style-name="P3"><text:span text:style-name="T1">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0.5cm" svg:height="0.5cm" svg:x="1.5cm" svg:y="1cm">
          <text:p text:style-name="P5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6" draw:layer="layout" svg:width="0.501cm" svg:height="0.501cm" svg:x="1.499cm" svg:y="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1cm" svg:height="0.501cm" svg:x="0.499cm" svg:y="0.9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249cm" svg:height="0.249cm" draw:transform="rotate (-3.14159265358979) translate (0.749cm 3cm)">
          <text:p text:style-name="P3"><text:span text:style-name="T1">4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6" draw:layer="layout" svg:width="0.501cm" svg:height="0.501cm" svg:x="0.499cm" svg:y="1.9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2-08T09:43:37.007000000</dc:date>
    <meta:editing-duration>PT40M35S</meta:editing-duration>
    <meta:editing-cycles>7</meta:editing-cycles>
    <meta:generator>LibreOffice/7.6.4.1$Windows_X86_64 LibreOffice_project/e19e193f88cd6c0525a17fb7a176ed8e6a3e2aa1</meta:generator>
    <meta:document-statistic meta:object-count="8"/>
  </office:meta>
</office:document-meta>
</file>